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0B75D095E9.png" manifest:media-type="image/png"/>
  <manifest:file-entry manifest:full-path="Pictures/1000000000000127000001DFF7A9145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3.2cm" svg:height="20.2cm" svg:x="0.6cm" svg:y="0.2cm">
          <draw:image xlink:href="Pictures/1000000000000127000001DFF7A91456.png" xlink:type="simple" xlink:show="embed" xlink:actuate="onLoad">
            <text:p/>
          </draw:image>
        </draw:frame>
        <draw:frame draw:style-name="gr1" draw:text-style-name="P1" draw:layer="layout" svg:width="12.3cm" svg:height="11.662cm" svg:x="14.8cm" svg:y="5.738cm">
          <draw:image xlink:href="Pictures/100000000000012C0000010B75D095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2T21:34:42.775498901</meta:creation-date>
    <dc:date>2015-10-12T21:46:19.463976045</dc:date>
    <meta:editing-duration>PT10M37S</meta:editing-duration>
    <meta:editing-cycles>2</meta:editing-cycles>
    <meta:generator>LibreOffice/4.2.8.2$Linux_X86_64 LibreOffice_project/420m0$Build-2</meta:generator>
    <meta:document-statistic meta:object-count="25"/>
  </office:meta>
</office:document-meta>
</file>